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d55c0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d55c0" style:font-size-asian="8pt" style:font-name-complex="Arial" style:font-size-complex="8pt"/>
    </style:style>
    <style:style style:name="P5" style:family="paragraph" style:parent-style-name="Standard">
      <style:text-properties officeooo:paragraph-rsid="06dd55c0"/>
    </style:style>
    <style:style style:name="P6" style:family="paragraph" style:parent-style-name="Table_20_Contents">
      <style:text-properties fo:font-size="9pt" officeooo:paragraph-rsid="06dd55c0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d55c0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d55c0" style:font-size-asian="9pt" style:font-name-complex="Pyidaungsu" style:font-size-complex="9pt"/>
    </style:style>
    <style:style style:name="P9" style:family="paragraph" style:parent-style-name="Table_20_Contents">
      <style:paragraph-properties fo:line-height="150%"/>
      <style:text-properties style:font-name="Pyidaungsu" fo:font-size="9pt" officeooo:rsid="000d4bc4" officeooo:paragraph-rsid="06dd55c0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e5132" officeooo:paragraph-rsid="06dd55c0" style:font-size-asian="9pt" style:font-name-complex="Pyidaungsu" style:font-size-complex="9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d55c0" style:font-size-asian="9pt" style:font-name-complex="Pyidaungsu" style:font-size-complex="9pt"/>
    </style:style>
    <style:style style:name="P12" style:family="paragraph" style:parent-style-name="Table_20_Contents">
      <style:paragraph-properties fo:line-height="115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3" style:family="paragraph" style:parent-style-name="Table_20_Contents">
      <style:paragraph-properties fo:line-height="150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5" style:family="paragraph" style:parent-style-name="Table_20_Contents">
      <style:paragraph-properties fo:line-height="115%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6aab4" officeooo:paragraph-rsid="06dd55c0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ea0b" officeooo:paragraph-rsid="06dd55c0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d55c0" style:font-size-asian="9pt" style:font-name-complex="Pyidaungsu" style:font-size-complex="9pt"/>
    </style:style>
    <style:style style:name="P19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d55c0" style:font-size-asian="9pt" style:font-weight-asian="bold" style:font-name-complex="Pyidaungsu" style:font-size-complex="9pt" style:font-weight-complex="bold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22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d55c0" style:font-size-asian="9pt" style:font-weight-asian="normal" style:font-name-complex="Pyidaungsu" style:font-size-complex="9pt" style:font-weight-complex="normal"/>
    </style:style>
    <style:style style:name="P23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4" style:family="paragraph" style:parent-style-name="Table_20_Contents">
      <style:paragraph-properties fo:line-height="150%"/>
      <style:text-properties style:font-name="Pyidaungsu" fo:font-size="8pt" officeooo:paragraph-rsid="06dd55c0" style:font-size-asian="8pt" style:font-name-complex="Pyidaungsu" style:font-size-complex="8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d55c0" style:font-size-asian="9pt" style:font-name-complex="Pyidaungsu" style:font-size-complex="9pt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d55c0" style:font-size-asian="9pt" style:font-name-complex="Pyidaungsu" style:font-size-complex="9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d55c0" style:font-size-asian="9pt" style:font-name-complex="Pyidaungsu" style:font-size-complex="9pt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d55c0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d55c0" style:font-size-asian="9pt" style:font-name-complex="Pyidaungsu" style:font-size-complex="9pt"/>
    </style:style>
    <style:style style:name="P30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Pyidaungsu" style:font-size-complex="9pt"/>
    </style:style>
    <style:style style:name="P31" style:family="paragraph" style:parent-style-name="Table_20_Contents">
      <style:paragraph-properties fo:line-height="150%"/>
      <style:text-properties style:font-name="Arial" fo:font-size="9pt" officeooo:paragraph-rsid="06dd55c0" style:font-size-asian="9pt" style:font-name-complex="Arial" style:font-size-complex="9pt"/>
    </style:style>
    <style:style style:name="P32" style:family="paragraph" style:parent-style-name="Table_20_Contents">
      <style:paragraph-properties fo:line-height="150%"/>
      <style:text-properties style:font-name="Arial" fo:font-size="9pt" officeooo:rsid="000e5132" officeooo:paragraph-rsid="06dd55c0" style:font-size-asian="9pt" style:font-name-complex="Arial" style:font-size-complex="9pt"/>
    </style:style>
    <style:style style:name="P33" style:family="paragraph" style:parent-style-name="Table_20_Contents">
      <style:paragraph-properties fo:line-height="150%"/>
      <style:text-properties style:font-name="Arial" fo:font-size="9pt" officeooo:rsid="00124150" officeooo:paragraph-rsid="06dd55c0" style:font-size-asian="9pt" style:font-name-complex="Arial" style:font-size-complex="9pt"/>
    </style:style>
    <style:style style:name="P34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Arial" style:font-size-complex="9pt"/>
    </style:style>
    <style:style style:name="P35" style:family="paragraph" style:parent-style-name="Table_20_Contents">
      <style:paragraph-properties fo:line-height="115%"/>
      <style:text-properties style:font-name="Arial" fo:font-size="9pt" officeooo:rsid="001811e8" officeooo:paragraph-rsid="06dd55c0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6aab4" officeooo:paragraph-rsid="06dd55c0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3ef209" officeooo:paragraph-rsid="06dd55c0" style:font-size-asian="7.84999990463257pt" style:font-name-complex="Pyidaungsu" style:font-size-complex="9pt"/>
    </style:style>
    <style:style style:name="P38" style:family="paragraph" style:parent-style-name="Table_20_Contents">
      <style:paragraph-properties fo:line-height="150%"/>
      <style:text-properties style:font-name="Arial" fo:font-size="8pt" officeooo:paragraph-rsid="06dd55c0" style:font-size-asian="8pt" style:font-name-complex="Arial" style:font-size-complex="8pt"/>
    </style:style>
    <style:style style:name="P39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d55c0" style:font-size-asian="8pt" style:font-name-complex="Arial" style:font-size-complex="8pt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6dd55c0"/>
    </style:style>
    <style:style style:name="P48" style:family="paragraph" style:parent-style-name="Text_20_body" style:master-page-name="">
      <style:paragraph-properties style:page-number="auto" fo:break-before="page"/>
      <style:text-properties officeooo:paragraph-rsid="06dd55c0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d55c0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e203d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b92b0" officeooo:paragraph-rsid="06df5905" style:font-size-asian="10pt" style:font-style-asian="normal" style:font-weight-asian="normal" style:font-name-complex="Pyidaungsu" style:font-size-complex="10pt" style:text-emphasize="none"/>
    </style:style>
    <style:style style:name="P5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6df5905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0d4bc4" officeooo:paragraph-rsid="06df5905" style:font-size-asian="9pt" style:font-style-asian="normal" style:font-weight-asian="normal" style:font-name-complex="Pyidaungsu" style:font-size-complex="9pt" style:text-emphasize="none"/>
    </style:style>
    <style:style style:name="P54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d6443" officeooo:paragraph-rsid="06e0a33b" style:font-size-asian="9pt" style:font-style-asian="normal" style:font-weight-asian="normal" style:font-name-complex="Pyidaungsu" style:font-size-complex="9pt" style:font-weight-complex="normal" style:text-emphasize="none"/>
    </style:style>
    <style:style style:name="P5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d6443" officeooo:paragraph-rsid="06e26a7e" style:font-size-asian="9pt" style:font-style-asian="normal" style:font-weight-asian="normal" style:font-name-complex="Pyidaungsu" style:font-size-complex="9pt" style:font-weight-complex="normal" style:text-emphasize="none"/>
    </style:style>
    <style:style style:name="P5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ccd11" officeooo:paragraph-rsid="06e26a7e" style:font-size-asian="9pt" style:font-style-asian="normal" style:font-weight-asian="normal" style:font-name-complex="Pyidaungsu" style:font-size-complex="9pt" style:font-weight-complex="normal" style:text-emphasize="none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e203d" style:font-size-asian="9pt" style:font-weight-asian="normal" style:font-name-complex="Pyidaungsu" style:font-size-complex="9pt" style:font-weight-complex="normal"/>
    </style:style>
    <style:style style:name="P58" style:family="paragraph" style:parent-style-name="Table_20_Contents">
      <style:paragraph-properties fo:line-height="150%"/>
      <style:text-properties style:font-name="Arial" fo:font-size="9pt" officeooo:rsid="0016aab4" officeooo:paragraph-rsid="06df5905" style:font-size-asian="9pt" style:font-name-complex="Arial" style:font-size-complex="9pt"/>
    </style:style>
    <style:style style:name="P59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60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61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font-name-complex="Pyidaungsu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1" fo:font-style="normal" fo:text-shadow="non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name-complex="Pyidaungsu" style:font-size-complex="10pt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1" fo:font-size="10pt" fo:font-style="normal" fo:text-shadow="none" style:font-size-asian="10pt" style:font-style-asian="normal" style:font-size-complex="10pt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officeooo:rsid="000d4bc4"/>
    </style:style>
    <style:style style:name="T20" style:family="text">
      <style:text-properties style:font-name="Pyidaungsu" style:font-name-complex="Pyidaungsu"/>
    </style:style>
    <style:style style:name="T21" style:family="text">
      <style:text-properties style:font-name="Pyidaungsu" officeooo:rsid="004856b6" style:font-name-complex="Pyidaungsu"/>
    </style:style>
    <style:style style:name="T22" style:family="text">
      <style:text-properties style:font-name="Pyidaungsu" officeooo:rsid="003ccd11" style:font-name-complex="Pyidaungsu"/>
    </style:style>
    <style:style style:name="T23" style:family="text">
      <style:text-properties style:font-name="Pyidaungsu" fo:font-size="8pt" style:font-size-asian="8pt" style:font-name-complex="Pyidaungsu" style:font-size-complex="8pt"/>
    </style:style>
    <style:style style:name="T24" style:family="text">
      <style:text-properties officeooo:rsid="001ef6ca"/>
    </style:style>
    <style:style style:name="T25" style:family="text">
      <style:text-properties officeooo:rsid="001fdf34"/>
    </style:style>
    <style:style style:name="T26" style:family="text">
      <style:text-properties style:font-name-complex="Pyidaungsu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3e85d7"/>
    </style:style>
    <style:style style:name="T29" style:family="text">
      <style:text-properties officeooo:rsid="003ccd11"/>
    </style:style>
    <style:style style:name="T30" style:family="text">
      <style:text-properties officeooo:rsid="0010181f"/>
    </style:style>
    <style:style style:name="T31" style:family="text">
      <style:text-properties officeooo:rsid="003aeeea"/>
    </style:style>
    <style:style style:name="T32" style:family="text">
      <style:text-properties officeooo:rsid="003d6443"/>
    </style:style>
    <style:style style:name="T33" style:family="text">
      <style:text-properties style:text-underline-style="none" fo:font-weight="normal" style:font-size-asian="9pt" style:font-weight-asian="normal" style:font-weight-complex="normal"/>
    </style:style>
    <style:style style:name="T34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5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4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7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52">လစာဝင်ငွေခွန်နုတ်ယူပေးသွင်းခြင်းဆိုင်ရာ အထောက်အထား လက်မှတ်</text:p>
            <text:p text:style-name="P51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364043598208">
          <table:table-cell table:style-name="Table2.A1" table:number-columns-spanned="2" office:value-type="string">
            <text:p text:style-name="P25">လစာဝင်ငွေခွန်နုတ်ယူ<text:span text:style-name="T19">ခြင်းခံရသူ</text:span></text:p>
          </table:table-cell>
          <table:covered-table-cell/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5">လစာဝင်ငွေခွန်နုတ်ယူ<text:span text:style-name="T19">ခြင်းခံရသူ</text:span></text:p>
          </table:table-cell>
          <table:covered-table-cell/>
        </table:table-row>
        <table:table-row table:style-name="TableLine2364043596416">
          <table:table-cell table:style-name="Table2.A1" office:value-type="string">
            <text:p text:style-name="P50">ဝန်ထမ်းအမည်</text:p>
          </table:table-cell>
          <table:table-cell table:style-name="Table2.A1" office:value-type="string">
            <text:p text:style-name="P40"><text:user-field-get text:name="py3o.o.barcode">barcode</text:user-field-get></text:p>
            <text:p text:style-name="P40"><text:user-field-get text:name="py3o.o.name">name</text:user-field-get></text:p>
          </table:table-cell>
          <table:table-cell table:style-name="Table2.A1" office:value-type="string">
            <text:p text:style-name="P31"/>
          </table:table-cell>
          <table:table-cell table:style-name="Table2.A1" table:number-rows-spanned="2" office:value-type="string">
            <text:p text:style-name="P53">ကုမ္ပဏီ/ဌာန/အဖွဲ့အစည်းအမည်</text:p>
          </table:table-cell>
          <table:table-cell table:style-name="Table2.A1" office:value-type="string">
            <text:p text:style-name="P40"><text:user-field-get text:name="py3o.o.company_id.name">company_name</text:user-field-get></text:p>
          </table:table-cell>
        </table:table-row>
        <table:table-row table:style-name="TableLine2364043606144">
          <table:table-cell table:style-name="Table2.A1" office:value-type="string">
            <text:p text:style-name="P9">ရာထူး/တာဝန်</text:p>
          </table:table-cell>
          <table:table-cell table:style-name="Table2.A1" office:value-type="string">
            <text:p text:style-name="P40"><text:user-field-get text:name="py3o.o.job_id.name">job_name</text:user-field-get></text:p>
          </table:table-cell>
          <table:table-cell table:style-name="Table2.A1" office:value-type="string">
            <text:p text:style-name="P31"/>
          </table:table-cell>
          <table:covered-table-cell/>
          <table:table-cell table:style-name="Table2.A1" office:value-type="string">
            <text:p text:style-name="P31"/>
          </table:table-cell>
        </table:table-row>
        <table:table-row table:style-name="TableLine2364043602560">
          <table:table-cell table:style-name="Table2.A1" office:value-type="string">
            <text:p text:style-name="P9">နိုင်ငံသားစိစစ်ရေးကတ်ပြားအမှတ်</text:p>
          </table:table-cell>
          <table:table-cell table:style-name="Table2.A1" office:value-type="string">
            <text:p text:style-name="P40"><text:user-field-get text:name="py3o.o.nrc">nrc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9">အခွန်ထမ်းမှတ်ပုံတင်အမှတ် (TIN)</text:p>
          </table:table-cell>
          <table:table-cell table:style-name="Table2.A1" office:value-type="string">
            <text:p text:style-name="P40"><text:user-field-get text:name="py3o.o.company_id.vat">vat</text:user-field-get></text:p>
          </table:table-cell>
        </table:table-row>
        <table:table-row table:style-name="TableLine2364043591296">
          <table:table-cell table:style-name="Table2.A1" office:value-type="string">
            <text:p text:style-name="P9">နေရပ်လိပ်စာ</text:p>
          </table:table-cell>
          <table:table-cell table:style-name="Table2.A1" office:value-type="string">
            <text:p text:style-name="P40"><text:user-field-get text:name="py3o.o.address_id.street">employee_street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>လိပ်စာ</text:p>
          </table:table-cell>
          <table:table-cell table:style-name="Table2.A1" office:value-type="string">
            <text:p text:style-name="P40"><text:user-field-get text:name="py3o.o.company_id.street">street</text:user-field-get></text:p>
          </table:table-cell>
        </table:table-row>
        <table:table-row table:style-name="TableLine2364043602816">
          <table:table-cell table:style-name="Table2.A1" office:value-type="string">
            <text:p text:style-name="P10">ယခင်အခွန်ပေးသွင်းသောရုံး</text:p>
          </table:table-cell>
          <table:table-cell table:style-name="Table2.A1" office:value-type="string">
            <text:p text:style-name="P40"><text:user-field-get text:name="py3o.o.previous_tax_office">previous_tax_office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>စည်းကြပ်မှုခံယူသည့်အခွန်ရုံး</text:p>
          </table:table-cell>
          <table:table-cell table:style-name="Table2.A1" office:value-type="string">
            <text:p text:style-name="P40"><text:user-field-get text:name="py3o.o.company_id.tax_office">tax_office</text:user-field-get></text:p>
          </table:table-cell>
        </table:table-row>
        <table:table-row table:style-name="TableLine2364043604864">
          <table:table-cell table:style-name="Table2.A1" office:value-type="string">
            <text:p text:style-name="P10">ယခင်အခွန်မှတ်ပုံတင်အမှတ်</text:p>
          </table:table-cell>
          <table:table-cell table:style-name="Table2.A1" office:value-type="string">
            <text:p text:style-name="P40"><text:user-field-get text:name="py3o.o.previous_tax_no">employee_tax_no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1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364043599232">
          <table:table-cell table:style-name="Table3.A1" office:value-type="string">
            <text:p text:style-name="P11">စဥ်</text:p>
          </table:table-cell>
          <table:table-cell table:style-name="Table3.A1" office:value-type="string">
            <text:p text:style-name="P11">လအမည်</text:p>
          </table:table-cell>
          <table:table-cell table:style-name="Table3.A1" office:value-type="string">
            <text:p text:style-name="P11">ရရှိသည့် လစာဝင်ငွေ</text:p>
            <text:p text:style-name="P11">စုစုပေါင်း (ကျပ်)</text:p>
          </table:table-cell>
          <table:table-cell table:style-name="Table3.A1" office:value-type="string">
            <text:p text:style-name="P11">ပေးဆောင်သည့်</text:p>
            <text:p text:style-name="P11">အခွန် (ကျပ်)</text:p>
          </table:table-cell>
          <table:table-cell table:style-name="Table3.A1" office:value-type="string">
            <text:p text:style-name="P11">အခွန်ပေးသွင်းမှု</text:p>
            <text:p text:style-name="P11">အထောက်အထား</text:p>
            <text:p text:style-name="P11">အမှတ်</text:p>
          </table:table-cell>
          <table:table-cell table:style-name="Table3.F1" office:value-type="string">
            <text:p text:style-name="P11">လက်မှတ်</text:p>
          </table:table-cell>
        </table:table-row>
        <table:table-row table:style-name="TableLine2364043601280">
          <table:table-cell table:style-name="Table3.A2" office:value-type="string">
            <text:p text:style-name="P26">၁</text:p>
          </table:table-cell>
          <table:table-cell table:style-name="Table3.A2" office:value-type="string">
            <text:p text:style-name="P26">ဧပြီ</text:p>
          </table:table-cell>
          <table:table-cell table:style-name="Table3.A2" office:value-type="string">
            <text:p text:style-name="P44"><text:text-input text:description="py3o://function=&quot;o._get_payslip(4)&quot;">april</text:text-input></text:p>
          </table:table-cell>
          <table:table-cell table:style-name="Table3.A2" office:value-type="string">
            <text:p text:style-name="P45"><text:text-input text:description="py3o://function=&quot;o._get_payslip2(4)&quot;">april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0272">
          <table:table-cell table:style-name="Table3.A2" office:value-type="string">
            <text:p text:style-name="P27">၂</text:p>
          </table:table-cell>
          <table:table-cell table:style-name="Table3.A2" office:value-type="string">
            <text:p text:style-name="P26">မေ</text:p>
          </table:table-cell>
          <table:table-cell table:style-name="Table3.A2" office:value-type="string">
            <text:p text:style-name="P41"><text:text-input text:description="py3o://function=&quot;o._get_payslip(5)&quot;">may6</text:text-input></text:p>
          </table:table-cell>
          <table:table-cell table:style-name="Table3.A2" office:value-type="string">
            <text:p text:style-name="P42"><text:text-input text:description="py3o://function=&quot;o._get_payslip2(5)&quot;">may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0528">
          <table:table-cell table:style-name="Table3.A2" office:value-type="string">
            <text:p text:style-name="P27">၃</text:p>
          </table:table-cell>
          <table:table-cell table:style-name="Table3.A2" office:value-type="string">
            <text:p text:style-name="P26">ဇွန်</text:p>
          </table:table-cell>
          <table:table-cell table:style-name="Table3.A2" office:value-type="string">
            <text:p text:style-name="P43"><text:text-input text:description="py3o://function=&quot;o._get_payslip(6)&quot;">jun6</text:text-input></text:p>
          </table:table-cell>
          <table:table-cell table:style-name="Table3.A2" office:value-type="string">
            <text:p text:style-name="P43"><text:text-input text:description="py3o://function=&quot;o._get_payslip2(6)&quot;">jun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4880">
          <table:table-cell table:style-name="Table3.A2" office:value-type="string">
            <text:p text:style-name="P26">၄</text:p>
          </table:table-cell>
          <table:table-cell table:style-name="Table3.A2" office:value-type="string">
            <text:p text:style-name="P26">ဇူလိုင်</text:p>
          </table:table-cell>
          <table:table-cell table:style-name="Table3.A2" office:value-type="string">
            <text:p text:style-name="P43"><text:text-input text:description="py3o://function=&quot;o._get_payslip(7)&quot;">jul6</text:text-input></text:p>
          </table:table-cell>
          <table:table-cell table:style-name="Table3.A2" office:value-type="string">
            <text:p text:style-name="P43"><text:text-input text:description="py3o://function=&quot;o._get_payslip2(7)&quot;">jul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1040">
          <table:table-cell table:style-name="Table3.A2" office:value-type="string">
            <text:p text:style-name="P26">၅</text:p>
          </table:table-cell>
          <table:table-cell table:style-name="Table3.A2" office:value-type="string">
            <text:p text:style-name="P26">ဩဂုတ်</text:p>
          </table:table-cell>
          <table:table-cell table:style-name="Table3.A2" office:value-type="string">
            <text:p text:style-name="P43"><text:text-input text:description="py3o://function=&quot;o._get_payslip(8)&quot;">august</text:text-input></text:p>
          </table:table-cell>
          <table:table-cell table:style-name="Table3.A2" office:value-type="string">
            <text:p text:style-name="P43"><text:text-input text:description="py3o://function=&quot;o._get_payslip2(8)&quot;">aug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7696">
          <table:table-cell table:style-name="Table3.A2" office:value-type="string">
            <text:p text:style-name="P26">၆</text:p>
          </table:table-cell>
          <table:table-cell table:style-name="Table3.A2" office:value-type="string">
            <text:p text:style-name="P26">စက်တင်ဘာ</text:p>
          </table:table-cell>
          <table:table-cell table:style-name="Table3.A2" office:value-type="string">
            <text:p text:style-name="P43"><text:text-input text:description="py3o://function=&quot;o._get_payslip(9)&quot;">sep6</text:text-input></text:p>
          </table:table-cell>
          <table:table-cell table:style-name="Table3.A2" office:value-type="string">
            <text:p text:style-name="P43"><text:text-input text:description="py3o://function=&quot;o._get_payslip2(9)&quot;">sept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136">
          <table:table-cell table:style-name="Table3.A2" office:value-type="string">
            <text:p text:style-name="P26">၇</text:p>
          </table:table-cell>
          <table:table-cell table:style-name="Table3.A2" office:value-type="string">
            <text:p text:style-name="P26">အောက်တိုဘာ</text:p>
          </table:table-cell>
          <table:table-cell table:style-name="Table3.A2" office:value-type="string">
            <text:p text:style-name="P43"><text:text-input text:description="py3o://function=&quot;o._get_payslip(10)&quot;">october</text:text-input></text:p>
          </table:table-cell>
          <table:table-cell table:style-name="Table3.A2" office:value-type="string">
            <text:p text:style-name="P43"><text:text-input text:description="py3o://function=&quot;o._get_payslip2(10)&quot;">oct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392">
          <table:table-cell table:style-name="Table3.A2" office:value-type="string">
            <text:p text:style-name="P27">၈</text:p>
          </table:table-cell>
          <table:table-cell table:style-name="Table3.A2" office:value-type="string">
            <text:p text:style-name="P26">နိုဝင်ဘာ</text:p>
          </table:table-cell>
          <table:table-cell table:style-name="Table3.A2" office:value-type="string">
            <text:p text:style-name="P43"><text:text-input text:description="py3o://function=&quot;o._get_payslip(11)&quot;">novenber</text:text-input></text:p>
          </table:table-cell>
          <table:table-cell table:style-name="Table3.A2" office:value-type="string">
            <text:p text:style-name="P43"><text:text-input text:description="py3o://function=&quot;o._get_payslip2(11)&quot;">nov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7952">
          <table:table-cell table:style-name="Table3.A2" office:value-type="string">
            <text:p text:style-name="P27">၉</text:p>
          </table:table-cell>
          <table:table-cell table:style-name="Table3.A2" office:value-type="string">
            <text:p text:style-name="P26">ဒီဇင်ဘာ</text:p>
          </table:table-cell>
          <table:table-cell table:style-name="Table3.A2" office:value-type="string">
            <text:p text:style-name="P43"><text:text-input text:description="py3o://function=&quot;o._get_payslip(12)&quot;">december</text:text-input></text:p>
          </table:table-cell>
          <table:table-cell table:style-name="Table3.A2" office:value-type="string">
            <text:p text:style-name="P43"><text:text-input text:description="py3o://function=&quot;o._get_payslip2(12)&quot;">dec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6160">
          <table:table-cell table:style-name="Table3.A2" office:value-type="string">
            <text:p text:style-name="P26">၁၀</text:p>
          </table:table-cell>
          <table:table-cell table:style-name="Table3.A2" office:value-type="string">
            <text:p text:style-name="P26">ဇန်နဝါရီ</text:p>
          </table:table-cell>
          <table:table-cell table:style-name="Table3.A2" office:value-type="string">
            <text:p text:style-name="P43"><text:text-input text:description="py3o://function=&quot;o._get_payslip(1)&quot;">jan</text:text-input></text:p>
          </table:table-cell>
          <table:table-cell table:style-name="Table3.A2" office:value-type="string">
            <text:p text:style-name="P43"><text:text-input text:description="py3o://function=&quot;o._get_payslip2(1)&quot;">jan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648">
          <table:table-cell table:style-name="Table3.A2" office:value-type="string">
            <text:p text:style-name="P26">၁၁</text:p>
          </table:table-cell>
          <table:table-cell table:style-name="Table3.A2" office:value-type="string">
            <text:p text:style-name="P26">ဖေဖော်ဝါရီ</text:p>
          </table:table-cell>
          <table:table-cell table:style-name="Table3.A2" office:value-type="string">
            <text:p text:style-name="P43"><text:text-input text:description="py3o://function=&quot;o._get_payslip(2)&quot;">feb</text:text-input></text:p>
          </table:table-cell>
          <table:table-cell table:style-name="Table3.A2" office:value-type="string">
            <text:p text:style-name="P43"><text:text-input text:description="py3o://function=&quot;o._get_payslip2(2)&quot;">feb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8720">
          <table:table-cell table:style-name="Table3.A2" office:value-type="string">
            <text:p text:style-name="P26">၁၂</text:p>
          </table:table-cell>
          <table:table-cell table:style-name="Table3.A2" office:value-type="string">
            <text:p text:style-name="P26">မတ်</text:p>
          </table:table-cell>
          <table:table-cell table:style-name="Table3.A2" office:value-type="string">
            <text:p text:style-name="P43"><text:text-input text:description="py3o://function=&quot;o._get_payslip(3)&quot;">march</text:text-input></text:p>
          </table:table-cell>
          <table:table-cell table:style-name="Table3.A2" office:value-type="string">
            <text:p text:style-name="P43"><text:text-input text:description="py3o://function=&quot;o._get_payslip2(3)&quot;">mar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8976">
          <table:table-cell table:style-name="Table3.A2" table:number-columns-spanned="2" office:value-type="string">
            <text:p text:style-name="P28">စုစုပေါင်း</text:p>
          </table:table-cell>
          <table:covered-table-cell/>
          <table:table-cell table:style-name="Table3.A2" office:value-type="string">
            <text:p text:style-name="P43"><text:text-input text:description="py3o://function=&quot;o._get_total()&quot;">total</text:text-input></text:p>
          </table:table-cell>
          <table:table-cell table:style-name="Table3.A2" office:value-type="string">
            <text:p text:style-name="P43"><text:text-input text:description="py3o://function=&quot;o._get_total2()&quot;">total2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364043612032">
          <table:table-cell table:style-name="Table4.A1" table:number-columns-spanned="3" office:value-type="string">
            <text:p text:style-name="P18"><draw:custom-shape text:anchor-type="paragraph" draw:z-index="2" draw:name="Shape2" draw:style-name="gr1" draw:text-style-name="P62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4"/>
          </table:table-cell>
          <table:table-cell table:style-name="Table4.A1" office:value-type="string">
            <text:p text:style-name="P12">အထက်ပါ အချက်အလက်များ မှန်ကန်ပါသည်။</text:p>
          </table:table-cell>
        </table:table-row>
        <table:table-row table:style-name="TableLine2364043622528">
          <table:table-cell table:style-name="Table4.A2" table:number-columns-spanned="3" office:value-type="string">
            <text:p text:style-name="P33"><text:span text:style-name="T20">(က) အခြေခံခွင့်ပြုငွေ (</text:span><text:span text:style-name="T23">၂၀</text:span><text:span text:style-name="T20">%) = <text:s text:c="4"/></text:span><text:span text:style-name="T15"><text:text-input text:description="py3o://function=&quot;o._get_basic_allowance()&quot;">basic</text:text-input></text:span><text:s/><text:span text:style-name="T20"><text:s/>ကျပ်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table-cell table:style-name="Table4.E2" table:number-rows-spanned="13" office:value-type="string">
            <text:p text:style-name="P29">နှုတ်ယူ</text:p>
            <text:p text:style-name="P29">ပေးသွင်းသူ</text:p>
            <text:p text:style-name="P29">ရုံးတံဆိ<text:span text:style-name="T24">ပ</text:span><text:span text:style-name="T25">်</text:span></text:p>
            <text:p text:style-name="P30"/>
            <text:p text:style-name="P30"/>
            <text:p text:style-name="P30"/>
            <text:p text:style-name="P30"/>
            <text:p text:style-name="P34"/>
            <text:p text:style-name="P34"/>
            <text:p text:style-name="P35"><text:span text:style-name="T26">လက်မှတ် </text:span><text:s/></text:p>
            <text:p text:style-name="P35"><text:span text:style-name="T26">အမည် <text:s text:c="2"/></text:span><text:s text:c="2"/><text:span text:style-name="T18"><text:user-field-get text:name="py3o.o.company_id.hr_head_id.name">hr_head</text:user-field-get></text:span></text:p>
            <text:p text:style-name="P35"><text:span text:style-name="T26">တာဝန် <text:s/></text:span><text:s text:c="2"/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t_name</text:user-field-get></text:span></text:p>
            <text:p text:style-name="P35"><text:span text:style-name="T26">နိုင်ငံသားစိစစ်ရေးကတ်ပြားအမှတ် </text:span><text:s text:c="3"/><text:span text:style-name="T18"><text:user-field-get text:name="py3o.o.company_id.hr_head_id.nrc">hr_head_nrc</text:user-field-get></text:span></text:p>
            <text:p text:style-name="P15">လက်မှတ်ထုတ်ပေးသည့်နေ့</text:p>
            <text:p text:style-name="P14">(ရက် <text:s text:c="2"/>/ <text:s text:c="2"/>လ <text:s text:c="2"/>/ <text:s text:c="2"/>နှစ် <text:s text:c="2"/>) <text:s text:c="14"/></text:p>
            <text:p text:style-name="P14"><text:s text:c="7"/></text:p>
            <text:p text:style-name="P19">ရှင်းလင်းချက်</text:p>
            <text:p text:style-name="P5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55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1">၄။ အခွန်ပေးသွင်းမှု အထောက်အထား စာတိုင်တွင် ပတခ(e-payment)<text:span text:style-name="T27"> -၁၏ CCT Notification Reconciliation No. နှင့် ပတခ(e-payment) -၂၏ MPU Reference No. တို့အား ဖြည့်သွင်းရန်ဖြစ်ပါသည်။</text:span></text:p>
            <text:p text:style-name="P46"/>
            <text:p text:style-name="P55"><text:span text:style-name="T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span></text:p>
          </table:table-cell>
        </table:table-row>
        <table:table-row table:style-name="TableLine2364043620736">
          <table:table-cell table:style-name="Table4.A2" table:number-columns-spanned="3" office:value-type="string">
            <text:p text:style-name="P36"><text:span text:style-name="T20">(ခ) ခံစားခွ</text:span><text:span text:style-name="T21">င့်</text:span><text:span text:style-name="T20">ရှိသည့် အတူနေမိဘ ( <text:s text:c="2"/></text:span><text:s text:c="2"/><text:span text:style-name="T14"><text:text-input text:description="py3o://function=&quot;o._get_parents()&quot;">parents</text:text-input></text:span><text:s text:c="3"/><text:span text:style-name="T20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6896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1008">
          <table:table-cell table:style-name="Table4.A5" office:value-type="string">
            <text:p text:style-name="P16">(ဂ)အိမ်ထောင်ဖက်</text:p>
          </table:table-cell>
          <table:table-cell table:style-name="Table4.B5" office:value-type="string">
            <text:list xml:id="list2075210116" text:style-name="L1">
              <text:list-header>
                <text:p text:style-name="P59"><text:s text:c="7"/>ရှိ ၊</text:p>
              </text:list-header>
            </text:list>
          </table:table-cell>
          <table:table-cell table:style-name="Table4.C5" office:value-type="string">
            <text:list xml:id="list3941780139" text:style-name="L2">
              <text:list-item>
                <text:p text:style-name="P60"><draw:custom-shape text:anchor-type="paragraph" draw:z-index="1" draw:name="Shape1_0" draw:style-name="gr2" draw:text-style-name="P63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7920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20224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8176">
          <table:table-cell table:style-name="Table4.A5" office:value-type="string">
            <text:p text:style-name="P16">(ဂ)အိမ်ထောင်ဖက်</text:p>
          </table:table-cell>
          <table:table-cell table:style-name="Table4.B8" office:value-type="string">
            <text:list xml:id="list1755367803" text:style-name="L3">
              <text:list-item>
                <text:p text:style-name="P61"><draw:custom-shape text:anchor-type="paragraph" draw:z-index="0" draw:name="Shape1" draw:style-name="gr2" draw:text-style-name="P63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20337845007157" text:continue-list="list3941780139" text:style-name="L2">
              <text:list-item>
                <text:list>
                  <text:list-header>
                    <text:p text:style-name="P60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9456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06912">
          <table:table-cell table:style-name="Table4.A2" table:number-columns-spanned="3" office:value-type="string">
            <text:p text:style-name="P36"><text:span text:style-name="T20">(ဃ) ခံစားခွင်</text:span><text:span text:style-name="T22">့</text:span><text:span text:style-name="T20">ရှိသည့် သား/သမီး ( <text:s text:c="5"/></text:span><text:s/><text:span text:style-name="T15"><text:user-field-get text:name="py3o.o.children">children</text:user-field-get></text:span><text:s text:c="3"/><text:span text:style-name="T20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9968">
          <table:table-cell table:style-name="Table4.A2" table:number-columns-spanned="3" office:value-type="string">
            <text:p text:style-name="P58"><text:span text:style-name="T10">(င) ဝန်ထမ်းနှင့် အိမ်ထောင်ဖက်အတွက် အသက်အာမခံပရီမီယံ ပေးသွင်းငွေ</text:span><text:span text:style-name="T20"> </text:span><text:s text:c="2"/><text:span text:style-name="T16"><text:text-input text:description="py3o://function=&quot;o._get_premium_fee()&quot;">insurance_fee</text:text-input></text:span><text:s text:c="2"/><text:span text:style-name="T10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07168">
          <table:table-cell table:style-name="Table4.A2" table:number-columns-spanned="3" office:value-type="string">
            <text:p text:style-name="P36">(စ) လူမှုဖူလုံရေး ရန်ပုံငွေသို့ ပေးသွင်းရန် နုတ်ယူခြင်းခံရသည့်ငွေ</text:p>
            <text:p text:style-name="P36"><text:s text:c="6"/><text:span text:style-name="T17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20992">
          <table:table-cell table:style-name="Table4.A2" table:number-columns-spanned="3" office:value-type="string">
            <text:p text:style-name="P13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561344">
          <table:table-cell table:style-name="Table4.E2" table:number-columns-spanned="3" office:value-type="string">
            <text:p text:style-name="P17"/>
            <text:p text:style-name="P17"/>
            <text:p text:style-name="P20">နုတ်ယူခြင်းခံရသူ၏လက်မှတ်</text:p>
            <text:p text:style-name="P23"/>
            <text:p text:style-name="P19">သတိပေးချက်</text:p>
            <text:p text:style-name="P57"><text:span text:style-name="T1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span></text:p>
            <text:p text:style-name="P22">၂။ <text:span text:style-name="T31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2">[အခွန်ဆိုင်ရာ စီမံအုပ်ချုပ်မှု ဥပဒေ ပုဒ်မ ၇၄၊ ပုဒ်မခွဲ (ဂ)]</text:p>
            <text:p text:style-name="P22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5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364043570816">
          <table:table-cell table:style-name="Table5.A1" office:value-type="string">
            <text:p text:style-name="P37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4">ဥ်</text:span><text:span text:style-name="T35">း</text:span><text:span text:style-name="T33">ရေးဆွဲ၍ ပယ်ဖျက်ရမည် ဖြစ်ပါသည်။</text:span></text:p>
          </table:table-cell>
        </table:table-row>
      </table:table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2:03:35.510000000</dc:date>
    <meta:editing-duration>P1DT5H18M20S</meta:editing-duration>
    <meta:editing-cycles>739</meta:editing-cycles>
    <meta:document-statistic meta:table-count="5" meta:image-count="0" meta:object-count="0" meta:page-count="2" meta:paragraph-count="137" meta:word-count="389" meta:character-count="2606" meta:non-whitespace-character-count="2322"/>
  </office:meta>
</office:document-meta>
</file>